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2:.B2])" office:value-type="float" office:value="0.3254743193" calcext:value-type="float">
            <text:p>0,33</text:p>
          </table:table-cell>
          <table:table-cell/>
          <table:table-cell table:style-name="ce4" table:formula="of:=[.E18]+[.H18]" office:value-type="float" office:value="12556" calcext:value-type="float">
            <text:p>12556</text:p>
          </table:table-cell>
          <table:table-cell table:formula="of:=12597-[.E2]" office:value-type="float" office:value="41" calcext:value-type="float">
            <text:p>41</text:p>
          </table:table-cell>
          <table:table-cell office:value-type="float" office:value="0.0143599510193" calcext:value-type="float">
            <text:p>0,014359951</text:p>
          </table:table-cell>
          <table:table-cell office:value-type="float" office:value="23.4253587723" calcext:value-type="float">
            <text:p>23,425358772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3:.B3])" office:value-type="float" office:value="0.301659125200004" calcext:value-type="float">
            <text:p>0,30</text:p>
          </table:table-cell>
          <table:table-cell/>
          <table:table-cell table:style-name="ce4" table:formula="of:=[.E19]+[.H19]" office:value-type="float" office:value="12559" calcext:value-type="float">
            <text:p>12559</text:p>
          </table:table-cell>
          <table:table-cell table:formula="of:=12597-[.E3]" office:value-type="float" office:value="38" calcext:value-type="float">
            <text:p>38</text:p>
          </table:table-cell>
          <table:table-cell office:value-type="float" office:value="0.0161538124084" calcext:value-type="float">
            <text:p>0,0161538124</text:p>
          </table:table-cell>
          <table:table-cell office:value-type="float" office:value="23.1732990742" calcext:value-type="float">
            <text:p>23,173299074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6824640787" calcext:value-type="float">
            <text:p>99,68</text:p>
          </table:table-cell>
          <table:table-cell table:style-name="ce3" table:formula="of:=100 - SUM([.A4:.B4])" office:value-type="float" office:value="0.317535921300006" calcext:value-type="float">
            <text:p>0,32</text:p>
          </table:table-cell>
          <table:table-cell/>
          <table:table-cell table:style-name="ce4" table:formula="of:=[.E20]+[.H20]" office:value-type="float" office:value="12557" calcext:value-type="float">
            <text:p>12557</text:p>
          </table:table-cell>
          <table:table-cell table:formula="of:=12597-[.E4]" office:value-type="float" office:value="40" calcext:value-type="float">
            <text:p>40</text:p>
          </table:table-cell>
          <table:table-cell office:value-type="float" office:value="0.0154979228973" calcext:value-type="float">
            <text:p>0,0154979229</text:p>
          </table:table-cell>
          <table:table-cell office:value-type="float" office:value="23.1255538464" calcext:value-type="float">
            <text:p>23,125553846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5:.B5])" office:value-type="float" office:value="0.3254743193" calcext:value-type="float">
            <text:p>0,33</text:p>
          </table:table-cell>
          <table:table-cell/>
          <table:table-cell table:style-name="ce4" table:formula="of:=[.E21]+[.H21]" office:value-type="float" office:value="12556" calcext:value-type="float">
            <text:p>12556</text:p>
          </table:table-cell>
          <table:table-cell table:formula="of:=12597-[.E5]" office:value-type="float" office:value="41" calcext:value-type="float">
            <text:p>41</text:p>
          </table:table-cell>
          <table:table-cell office:value-type="float" office:value="0.0155489444733" calcext:value-type="float">
            <text:p>0,0155489445</text:p>
          </table:table-cell>
          <table:table-cell office:value-type="float" office:value="23.1123349667" calcext:value-type="float">
            <text:p>23,112334966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738032865" calcext:value-type="float">
            <text:p>99,74</text:p>
          </table:table-cell>
          <table:table-cell table:style-name="ce3" table:formula="of:=100 - SUM([.A6:.B6])" office:value-type="float" office:value="0.261967135000006" calcext:value-type="float">
            <text:p>0,26</text:p>
          </table:table-cell>
          <table:table-cell/>
          <table:table-cell table:style-name="ce4" table:formula="of:=[.E22]+[.H22]" office:value-type="float" office:value="12564" calcext:value-type="float">
            <text:p>12564</text:p>
          </table:table-cell>
          <table:table-cell table:formula="of:=12597-[.E6]" office:value-type="float" office:value="33" calcext:value-type="float">
            <text:p>33</text:p>
          </table:table-cell>
          <table:table-cell office:value-type="float" office:value="0.0154600143433" calcext:value-type="float">
            <text:p>0,0154600143</text:p>
          </table:table-cell>
          <table:table-cell office:value-type="float" office:value="23.1321549416" calcext:value-type="float">
            <text:p>23,132154941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300944669" calcext:value-type="float">
            <text:p>99,73</text:p>
          </table:table-cell>
          <table:table-cell table:style-name="ce3" table:formula="of:=100 - SUM([.A7:.B7])" office:value-type="float" office:value="0.269905533100001" calcext:value-type="float">
            <text:p>0,27</text:p>
          </table:table-cell>
          <table:table-cell/>
          <table:table-cell table:style-name="ce4" table:formula="of:=[.E23]+[.H23]" office:value-type="float" office:value="12563" calcext:value-type="float">
            <text:p>12563</text:p>
          </table:table-cell>
          <table:table-cell table:formula="of:=12597-[.E7]" office:value-type="float" office:value="34" calcext:value-type="float">
            <text:p>34</text:p>
          </table:table-cell>
          <table:table-cell office:value-type="float" office:value="0.0157868862152" calcext:value-type="float">
            <text:p>0,0157868862</text:p>
          </table:table-cell>
          <table:table-cell office:value-type="float" office:value="23.2261450291" calcext:value-type="float">
            <text:p>23,226145029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8:.B8])" office:value-type="float" office:value="0.301659125200004" calcext:value-type="float">
            <text:p>0,30</text:p>
          </table:table-cell>
          <table:table-cell/>
          <table:table-cell table:style-name="ce4" table:formula="of:=[.E24]+[.H24]" office:value-type="float" office:value="12559" calcext:value-type="float">
            <text:p>12559</text:p>
          </table:table-cell>
          <table:table-cell table:formula="of:=12597-[.E8]" office:value-type="float" office:value="38" calcext:value-type="float">
            <text:p>38</text:p>
          </table:table-cell>
          <table:table-cell office:value-type="float" office:value="0.0161070823669" calcext:value-type="float">
            <text:p>0,0161070824</text:p>
          </table:table-cell>
          <table:table-cell office:value-type="float" office:value="23.0582680702" calcext:value-type="float">
            <text:p>23,058268070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7063025877" calcext:value-type="float">
            <text:p>99,71</text:p>
          </table:table-cell>
          <table:table-cell table:style-name="ce3" table:formula="of:=100 - SUM([.A9:.B9])" office:value-type="float" office:value="0.293697412300006" calcext:value-type="float">
            <text:p>0,29</text:p>
          </table:table-cell>
          <table:table-cell/>
          <table:table-cell table:style-name="ce4" table:formula="of:=[.E25]+[.H25]" office:value-type="float" office:value="12560" calcext:value-type="float">
            <text:p>12560</text:p>
          </table:table-cell>
          <table:table-cell table:formula="of:=12597-[.E9]" office:value-type="float" office:value="37" calcext:value-type="float">
            <text:p>37</text:p>
          </table:table-cell>
          <table:table-cell office:value-type="float" office:value="0.0144579410553" calcext:value-type="float">
            <text:p>0,0144579411</text:p>
          </table:table-cell>
          <table:table-cell office:value-type="float" office:value="23.208812952" calcext:value-type="float">
            <text:p>23,20881295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7142403556" calcext:value-type="float">
            <text:p>99,71</text:p>
          </table:table-cell>
          <table:table-cell table:style-name="ce3" table:formula="of:=100 - SUM([.A10:.B10])" office:value-type="float" office:value="0.285759644400002" calcext:value-type="float">
            <text:p>0,29</text:p>
          </table:table-cell>
          <table:table-cell/>
          <table:table-cell table:style-name="ce4" table:formula="of:=[.E26]+[.H26]" office:value-type="float" office:value="12561" calcext:value-type="float">
            <text:p>12561</text:p>
          </table:table-cell>
          <table:table-cell table:formula="of:=12597-[.E10]" office:value-type="float" office:value="36" calcext:value-type="float">
            <text:p>36</text:p>
          </table:table-cell>
          <table:table-cell office:value-type="float" office:value="0.0157129764557" calcext:value-type="float">
            <text:p>0,0157129765</text:p>
          </table:table-cell>
          <table:table-cell office:value-type="float" office:value="23.1276710033" calcext:value-type="float">
            <text:p>23,127671003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459914272" calcext:value-type="float">
            <text:p>99,75</text:p>
          </table:table-cell>
          <table:table-cell table:style-name="ce3" table:formula="of:=100 - SUM([.A11:.B11])" office:value-type="float" office:value="0.254008572800004" calcext:value-type="float">
            <text:p>0,25</text:p>
          </table:table-cell>
          <table:table-cell/>
          <table:table-cell table:style-name="ce4" table:formula="of:=[.E27]+[.H27]" office:value-type="float" office:value="12565" calcext:value-type="float">
            <text:p>12565</text:p>
          </table:table-cell>
          <table:table-cell table:formula="of:=12597-[.E11]" office:value-type="float" office:value="32" calcext:value-type="float">
            <text:p>32</text:p>
          </table:table-cell>
          <table:table-cell office:value-type="float" office:value="0.0154500007629" calcext:value-type="float">
            <text:p>0,0154500008</text:p>
          </table:table-cell>
          <table:table-cell office:value-type="float" office:value="23.2451610565" calcext:value-type="float">
            <text:p>23,245161056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628588921" calcext:value-type="float">
            <text:p>99,7062858892</text:p>
          </table:table-cell>
          <table:table-cell table:formula="of:=AVERAGE([.C2:.C11])" office:value-type="float" office:value="0.293714110790003" calcext:value-type="float">
            <text:p>0,293714110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60" calcext:value-type="float">
            <text:p>12560</text:p>
          </table:table-cell>
          <table:table-cell table:formula="of:=AVERAGE([.F2:.F11])" office:value-type="float" office:value="37" calcext:value-type="float">
            <text:p>37</text:p>
          </table:table-cell>
          <table:table-cell table:formula="of:=SUM([.G2:.G11])/10" office:value-type="float" office:value="0.01545355319976" calcext:value-type="float">
            <text:p>0,0154535532</text:p>
          </table:table-cell>
          <table:table-cell table:formula="of:=SUM([.H2:.H11])/10" office:value-type="float" office:value="23.18347597123" calcext:value-type="float">
            <text:p>23,183475971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4" calcext:value-type="float">
            <text:p>5844,4</text:p>
          </table:table-cell>
          <table:table-cell table:formula="of:=AVERAGE([.G18:.G27])" office:value-type="float" office:value="18.3" calcext:value-type="float">
            <text:p>18,3</text:p>
          </table:table-cell>
          <table:table-cell/>
          <table:table-cell office:value-type="float" office:value="5917" calcext:value-type="float">
            <text:p>59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12597-SUM([.E18:.G18])" office:value-type="float" office:value="6639" calcext:value-type="float">
            <text:p>663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7" calcext:value-type="float">
            <text:p>18,7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815" calcext:value-type="float">
            <text:p>58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12597-SUM([.E19:.G19])" office:value-type="float" office:value="6744" calcext:value-type="float">
            <text:p>674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9" calcext:value-type="float">
            <text:p>579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758" calcext:value-type="float">
            <text:p>6758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4" calcext:value-type="float">
            <text:p>5844,4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39" calcext:value-type="float">
            <text:p>673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7" calcext:value-type="float">
            <text:p>18,7</text:p>
          </table:table-cell>
          <table:table-cell table:number-columns-repeated="2"/>
          <table:table-cell office:value-type="float" office:value="5903" calcext:value-type="float">
            <text:p>590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2597-SUM([.E22:.G22])" office:value-type="float" office:value="6661" calcext:value-type="float">
            <text:p>666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3" calcext:value-type="float">
            <text:p>18,3</text:p>
          </table:table-cell>
          <table:table-cell table:number-columns-repeated="2"/>
          <table:table-cell office:value-type="float" office:value="5788" calcext:value-type="float">
            <text:p>578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775" calcext:value-type="float">
            <text:p>677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6" calcext:value-type="float">
            <text:p>6715,6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12597-SUM([.E24:.G24])" office:value-type="float" office:value="6761" calcext:value-type="float">
            <text:p>676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12597-SUM([.E25:.G25])" office:value-type="float" office:value="6721" calcext:value-type="float">
            <text:p>672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4" calcext:value-type="float">
            <text:p>58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12597-SUM([.E26:.G26])" office:value-type="float" office:value="6747" calcext:value-type="float">
            <text:p>674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54" calcext:value-type="float">
            <text:p>5954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12597-SUM([.E27:.G27])" office:value-type="float" office:value="6611" calcext:value-type="float">
            <text:p>661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62792728427" calcext:value-type="float">
            <text:p>0,9970627927</text:p>
          </table:table-cell>
          <table:table-cell table:number-columns-repeated="2"/>
          <table:table-cell table:formula="of:=SUM([.E18:.E27])/10" office:value-type="float" office:value="5844.4" calcext:value-type="float">
            <text:p>5844,4</text:p>
          </table:table-cell>
          <table:table-cell table:formula="of:=SUM([.F18:.F27])/10" office:value-type="float" office:value="18.7" calcext:value-type="float">
            <text:p>18,7</text:p>
          </table:table-cell>
          <table:table-cell table:formula="of:=SUM([.G18:.G27])/10" office:value-type="float" office:value="18.3" calcext:value-type="float">
            <text:p>18,3</text:p>
          </table:table-cell>
          <table:table-cell table:formula="of:=SUM([.H18:.H27])/10" office:value-type="float" office:value="6715.6" calcext:value-type="float">
            <text:p>6715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372072715726" calcext:value-type="float">
            <text:p>0,0029372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78571306736" calcext:value-type="float">
            <text:p>0,99687857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23170930906" calcext:value-type="float">
            <text:p>0,99722317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56:05.281874546</meta:creation-date>
    <dc:date>2018-01-19T13:58:35.838743509</dc:date>
    <meta:editing-duration>PT2M32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